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78" officeooo:paragraph-rsid="0012e478"/>
    </style:style>
    <style:style style:name="P2" style:family="paragraph" style:parent-style-name="Standard">
      <style:text-properties officeooo:rsid="0012e478" officeooo:paragraph-rsid="0012e478"/>
    </style:style>
    <style:style style:name="P3" style:family="paragraph" style:parent-style-name="Standard">
      <style:text-properties officeooo:rsid="00167bfc" officeooo:paragraph-rsid="00167bfc"/>
    </style:style>
    <style:style style:name="T1" style:family="text">
      <style:text-properties officeooo:rsid="0014c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1">Í<text:span text:style-name="T1">ndice</text:span></text:p>
      <text:p text:style-name="P1"/>
      <text:p text:style-name="P3">Indice de t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40.233158619</meta:creation-date>
    <dc:date>2021-10-18T12:48:55.231135466</dc:date>
    <meta:editing-duration>PT1M57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3" meta:word-count="8" meta:character-count="45" meta:non-whitespace-character-count="40"/>
  </office:meta>
</office:document-meta>
</file>